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P1" style:family="paragraph" style:parent-style-name="Footer">
      <style:paragraph-properties fo:text-align="end" style:justify-single-word="false"/>
      <style:text-properties fo:font-style="italic" officeooo:rsid="0009c897" officeooo:paragraph-rsid="0009c897" style:font-style-asian="italic" style:font-style-complex="italic"/>
    </style:style>
    <style:style style:name="P2" style:family="paragraph" style:parent-style-name="Standard">
      <style:text-properties officeooo:rsid="0005e7dc" officeooo:paragraph-rsid="00056dbe"/>
    </style:style>
    <style:style style:name="P3" style:family="paragraph" style:parent-style-name="Standard">
      <style:paragraph-properties fo:text-align="center" style:justify-single-word="false"/>
      <style:text-properties fo:font-size="16pt" fo:font-weight="bold" officeooo:rsid="00056dbe" officeooo:paragraph-rsid="00056dbe" style:font-size-asian="16pt" style:font-weight-asian="bold" style:font-size-complex="16pt" style:font-weight-complex="bold"/>
    </style:style>
    <style:style style:name="P4" style:family="paragraph" style:parent-style-name="Standard">
      <style:text-properties fo:font-weight="bold" officeooo:rsid="0005e7dc" officeooo:paragraph-rsid="00056dbe" style:font-weight-asian="bold" style:font-weight-complex="bold"/>
    </style:style>
    <style:style style:name="P5" style:family="paragraph" style:parent-style-name="Standard">
      <style:paragraph-properties fo:margin-left="1.251cm" fo:margin-right="0cm" fo:text-indent="0cm" style:auto-text-indent="false"/>
      <style:text-properties style:text-underline-style="solid" style:text-underline-width="auto" style:text-underline-color="font-color" officeooo:rsid="0005e7dc" officeooo:paragraph-rsid="00056dbe"/>
    </style:style>
    <style:style style:name="P6" style:family="paragraph" style:parent-style-name="Standard">
      <style:text-properties officeooo:rsid="00056dbe" officeooo:paragraph-rsid="00056dbe"/>
    </style:style>
    <style:style style:name="P7" style:family="paragraph" style:parent-style-name="Table_20_Contents">
      <style:text-properties officeooo:rsid="00056dbe" officeooo:paragraph-rsid="00056dbe"/>
    </style:style>
    <style:style style:name="P8" style:family="paragraph" style:parent-style-name="Standard">
      <style:text-properties officeooo:rsid="0007b718" officeooo:paragraph-rsid="0007b718"/>
    </style:style>
    <style:style style:name="P9" style:family="paragraph" style:parent-style-name="Table_20_Contents">
      <style:text-properties officeooo:rsid="0007b718" officeooo:paragraph-rsid="0007b718"/>
    </style:style>
    <style:style style:name="P10" style:family="paragraph" style:parent-style-name="Standard">
      <style:paragraph-properties fo:text-align="justify" style:justify-single-word="false"/>
      <style:text-properties officeooo:rsid="0007b718" officeooo:paragraph-rsid="0007b718"/>
    </style:style>
    <style:style style:name="P11" style:family="paragraph" style:parent-style-name="Standard">
      <style:paragraph-properties fo:margin-left="2.501cm" fo:margin-right="0cm" fo:text-align="justify" style:justify-single-word="false" fo:text-indent="0cm" style:auto-text-indent="false"/>
      <style:text-properties fo:font-size="12pt" officeooo:rsid="0007b718" officeooo:paragraph-rsid="0007b718" style:font-size-asian="12pt" style:font-size-complex="12pt"/>
    </style:style>
    <style:style style:name="P12" style:family="paragraph" style:parent-style-name="Standard">
      <style:paragraph-properties fo:text-align="justify" style:justify-single-word="false"/>
      <style:text-properties fo:font-size="12pt" officeooo:rsid="000671e5" officeooo:paragraph-rsid="00090561" style:font-size-asian="12pt" style:font-size-complex="12pt"/>
    </style:style>
    <style:style style:name="P13" style:family="paragraph" style:parent-style-name="Standard">
      <style:paragraph-properties fo:text-align="justify" style:justify-single-word="false"/>
      <style:text-properties fo:font-size="12pt" officeooo:rsid="000c1ddf" officeooo:paragraph-rsid="00090561" style:font-size-asian="12pt" style:font-size-complex="12pt"/>
    </style:style>
    <style:style style:name="P14" style:family="paragraph" style:parent-style-name="Standard">
      <style:paragraph-properties fo:margin-left="1.251cm" fo:margin-right="0cm" fo:text-align="justify" style:justify-single-word="false" fo:text-indent="0cm" style:auto-text-indent="false"/>
      <style:text-properties fo:font-size="12pt" officeooo:rsid="000c1ddf" officeooo:paragraph-rsid="00090561" style:font-size-asian="12pt" style:font-size-complex="12pt"/>
    </style:style>
    <style:style style:name="P15" style:family="paragraph" style:parent-style-name="Standard">
      <style:paragraph-properties fo:margin-left="0cm" fo:margin-right="0cm" fo:text-indent="0cm" style:auto-text-indent="false"/>
      <style:text-properties fo:font-size="12pt" officeooo:rsid="00090561" officeooo:paragraph-rsid="0009696f"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officeooo:rsid="00090561" officeooo:paragraph-rsid="00090561" style:font-size-asian="12pt" style:font-size-complex="12pt"/>
    </style:style>
    <style:style style:name="P17" style:family="paragraph" style:parent-style-name="Standard">
      <style:paragraph-properties fo:margin-left="0cm" fo:margin-right="0cm" fo:text-indent="0cm" style:auto-text-indent="false"/>
      <style:text-properties fo:font-size="12pt" officeooo:rsid="0009696f" officeooo:paragraph-rsid="00090561"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size="12pt" officeooo:rsid="0009696f" officeooo:paragraph-rsid="0009696f"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fo:break-before="page"/>
      <style:text-properties fo:font-size="12pt" officeooo:rsid="0009696f" officeooo:paragraph-rsid="0009c897"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style:text-properties fo:font-size="12pt" officeooo:rsid="0009696f" officeooo:paragraph-rsid="0009c897" style:font-size-asian="12pt" style:font-size-complex="12pt"/>
    </style:style>
    <style:style style:name="P21" style:family="paragraph" style:parent-style-name="Standard">
      <style:paragraph-properties fo:text-align="justify" style:justify-single-word="false"/>
      <style:text-properties fo:font-size="12pt" officeooo:paragraph-rsid="00090561" style:font-size-asian="12pt" style:font-size-complex="12pt"/>
    </style:style>
    <style:style style:name="P22" style:family="paragraph" style:parent-style-name="Standard">
      <style:paragraph-properties fo:margin-left="1.251cm" fo:margin-right="0cm" fo:text-align="justify" style:justify-single-word="false" fo:text-indent="0cm" style:auto-text-indent="false"/>
      <style:text-properties fo:font-size="12pt" officeooo:paragraph-rsid="00090561" style:font-size-asian="12pt" style:font-size-complex="12pt"/>
    </style:style>
    <style:style style:name="P23" style:family="paragraph" style:parent-style-name="Table_20_Contents">
      <style:paragraph-properties fo:text-align="justify" style:justify-single-word="false"/>
      <style:text-properties fo:font-size="12pt" style:font-size-asian="12pt" style:font-size-complex="12pt"/>
    </style:style>
    <style:style style:name="P24" style:family="paragraph" style:parent-style-name="Table_20_Contents">
      <style:text-properties fo:font-size="12pt" style:font-size-asian="12pt" style:font-size-complex="12pt"/>
    </style:style>
    <style:style style:name="P25" style:family="paragraph" style:parent-style-name="Standard">
      <style:paragraph-properties fo:margin-left="1.886cm" fo:margin-right="0cm" fo:text-indent="0cm" style:auto-text-indent="false"/>
      <style:text-properties fo:font-size="12pt" officeooo:rsid="0009c897" officeooo:paragraph-rsid="0009c897" style:font-size-asian="12pt" style:font-size-complex="12pt"/>
    </style:style>
    <style:style style:name="P26" style:family="paragraph" style:parent-style-name="Standard">
      <style:paragraph-properties fo:margin-left="0cm" fo:margin-right="0cm" fo:text-indent="0cm" style:auto-text-indent="false"/>
      <style:text-properties fo:font-size="12pt" officeooo:rsid="0009c897" officeooo:paragraph-rsid="0009c897" style:font-size-asian="12pt" style:font-size-complex="12pt"/>
    </style:style>
    <style:style style:name="P27" style:family="paragraph" style:parent-style-name="Standard">
      <style:paragraph-properties fo:margin-left="0cm" fo:margin-right="0cm" fo:text-indent="0cm" style:auto-text-indent="false"/>
      <style:text-properties fo:font-size="12pt" officeooo:rsid="000b51d9" officeooo:paragraph-rsid="0009c897" style:font-size-asian="12pt" style:font-size-complex="12pt"/>
    </style:style>
    <style:style style:name="P28" style:family="paragraph" style:parent-style-name="Standard">
      <style:paragraph-properties fo:margin-left="0cm" fo:margin-right="0cm" fo:text-indent="0cm" style:auto-text-indent="false"/>
      <style:text-properties fo:font-size="12pt" officeooo:rsid="000ce865" officeooo:paragraph-rsid="000ce865"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fo:font-size="12pt" officeooo:rsid="000ce865" officeooo:paragraph-rsid="000ce865" style:font-size-asian="12pt" style:font-size-complex="12pt"/>
    </style:style>
    <style:style style:name="P30" style:family="paragraph" style:parent-style-name="Standard">
      <style:paragraph-properties fo:margin-left="0cm" fo:margin-right="0cm" fo:text-align="justify" style:justify-single-word="false" fo:text-indent="0cm" style:auto-text-indent="false"/>
      <style:text-properties fo:font-size="12pt" officeooo:rsid="000ce865" officeooo:paragraph-rsid="001032c4"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text-properties fo:font-size="12pt" officeooo:rsid="001032c4" officeooo:paragraph-rsid="001032c4" style:font-size-asian="12pt" style:font-size-complex="12pt"/>
    </style:style>
    <style:style style:name="P32" style:family="paragraph" style:parent-style-name="Standard">
      <style:paragraph-properties fo:margin-left="0cm" fo:margin-right="0cm" fo:text-indent="0cm" style:auto-text-indent="false"/>
      <style:text-properties fo:font-size="12pt" officeooo:rsid="0010931c" officeooo:paragraph-rsid="0010931c" style:font-size-asian="12pt" style:font-size-complex="12pt"/>
    </style:style>
    <style:style style:name="P33" style:family="paragraph" style:parent-style-name="Standard">
      <style:text-properties fo:font-size="12pt" officeooo:rsid="000f073b" officeooo:paragraph-rsid="00127bbb" style:font-size-asian="12pt" style:font-size-complex="12pt"/>
    </style:style>
    <style:style style:name="P34" style:family="paragraph" style:parent-style-name="Standard">
      <style:paragraph-properties fo:text-align="justify" style:justify-single-word="false"/>
      <style:text-properties fo:font-size="12pt" officeooo:rsid="000f073b" officeooo:paragraph-rsid="00127bbb" style:font-size-asian="12pt" style:font-size-complex="12pt"/>
    </style:style>
    <style:style style:name="P35" style:family="paragraph" style:parent-style-name="Standard">
      <style:paragraph-properties fo:margin-left="0cm" fo:margin-right="0cm" fo:text-align="justify" style:justify-single-word="false" fo:text-indent="0cm" style:auto-text-indent="false"/>
      <style:text-properties fo:font-size="12pt" officeooo:rsid="00162e58" officeooo:paragraph-rsid="00127bbb" style:font-size-asian="12pt" style:font-size-complex="12pt"/>
    </style:style>
    <style:style style:name="P36" style:family="paragraph" style:parent-style-name="Standard">
      <style:paragraph-properties fo:text-align="justify" style:justify-single-word="false"/>
      <style:text-properties fo:font-size="12pt" officeooo:rsid="00198327" officeooo:paragraph-rsid="0012da89" style:font-size-asian="12pt" style:font-size-complex="12pt"/>
    </style:style>
    <style:style style:name="P37" style:family="paragraph" style:parent-style-name="Standard">
      <style:paragraph-properties fo:text-align="justify" style:justify-single-word="false"/>
      <style:text-properties fo:font-size="12pt" officeooo:rsid="001525a6" officeooo:paragraph-rsid="001525a6" style:font-size-asian="12pt" style:font-size-complex="12pt"/>
    </style:style>
    <style:style style:name="P38" style:family="paragraph" style:parent-style-name="Standard">
      <style:paragraph-properties fo:margin-left="0cm" fo:margin-right="0cm" fo:text-align="justify" style:justify-single-word="false" fo:text-indent="0cm" style:auto-text-indent="false"/>
      <style:text-properties fo:font-size="12pt" officeooo:rsid="001525a6" officeooo:paragraph-rsid="001525a6" style:font-size-asian="12pt" style:font-size-complex="12pt"/>
    </style:style>
    <style:style style:name="P39" style:family="paragraph" style:parent-style-name="Standard">
      <style:paragraph-properties fo:margin-left="0cm" fo:margin-right="0cm" fo:text-align="justify" style:justify-single-word="false" fo:text-indent="0cm" style:auto-text-indent="false"/>
      <style:text-properties fo:font-size="12pt" fo:font-style="italic" officeooo:rsid="00090561" officeooo:paragraph-rsid="00090561" style:font-size-asian="12pt" style:font-style-asian="italic" style:font-size-complex="12pt" style:font-style-complex="italic"/>
    </style:style>
    <style:style style:name="P40" style:family="paragraph" style:parent-style-name="Standard">
      <style:paragraph-properties fo:margin-left="0cm" fo:margin-right="0cm" fo:text-indent="0cm" style:auto-text-indent="false"/>
      <style:text-properties fo:font-size="12pt" fo:font-style="normal" officeooo:rsid="0009696f" officeooo:paragraph-rsid="0009696f" style:font-size-asian="12pt" style:font-style-asian="normal" style:font-size-complex="12pt" style:font-style-complex="normal"/>
    </style:style>
    <style:style style:name="P41" style:family="paragraph" style:parent-style-name="Standard">
      <style:paragraph-properties fo:margin-left="0cm" fo:margin-right="0cm" fo:text-indent="0cm" style:auto-text-indent="false"/>
      <style:text-properties fo:font-size="12pt" fo:font-style="normal" officeooo:rsid="00090561" officeooo:paragraph-rsid="00090561" style:font-size-asian="12pt" style:font-style-asian="normal" style:font-size-complex="12pt" style:font-style-complex="normal"/>
    </style:style>
    <style:style style:name="P42" style:family="paragraph" style:parent-style-name="Standard">
      <style:paragraph-properties fo:margin-left="1.251cm" fo:margin-right="0cm" fo:text-indent="0cm" style:auto-text-indent="false"/>
      <style:text-properties fo:font-size="12pt" fo:font-weight="bold" officeooo:rsid="0009c897" officeooo:paragraph-rsid="0009c897" style:font-size-asian="12pt" style:font-weight-asian="bold" style:font-size-complex="12pt" style:font-weight-complex="bold"/>
    </style:style>
    <style:style style:name="P43" style:family="paragraph" style:parent-style-name="Standard">
      <style:text-properties fo:font-size="12pt" fo:font-weight="bold" officeooo:rsid="000f073b" officeooo:paragraph-rsid="00127bbb" style:font-size-asian="12pt" style:font-weight-asian="bold" style:font-size-complex="12pt" style:font-weight-complex="bold"/>
    </style:style>
    <style:style style:name="P44" style:family="paragraph" style:parent-style-name="Standard">
      <style:paragraph-properties fo:text-align="justify" style:justify-single-word="false" fo:break-before="page"/>
      <style:text-properties fo:font-size="12pt" fo:font-weight="bold" officeooo:rsid="00198327" officeooo:paragraph-rsid="0012da89" style:font-size-asian="12pt" style:font-weight-asian="bold" style:font-size-complex="12pt" style:font-weight-complex="bold"/>
    </style:style>
    <style:style style:name="P45" style:family="paragraph" style:parent-style-name="Standard">
      <style:paragraph-properties fo:margin-left="0cm" fo:margin-right="0cm" fo:text-align="justify" style:justify-single-word="false" fo:text-indent="0cm" style:auto-text-indent="false" fo:break-before="page"/>
      <style:text-properties fo:font-size="12pt" fo:font-weight="bold" officeooo:rsid="000ce865" officeooo:paragraph-rsid="000ce865"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normal" officeooo:rsid="001525a6" officeooo:paragraph-rsid="001525a6"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officeooo:rsid="00198327" officeooo:paragraph-rsid="0012da89" style:font-size-asian="12pt" style:font-size-complex="12pt"/>
    </style:style>
    <style:style style:name="P48" style:family="paragraph" style:parent-style-name="Standard">
      <style:paragraph-properties fo:margin-left="0cm" fo:margin-right="0cm" fo:text-align="justify" style:justify-single-word="false" fo:text-indent="0cm" style:auto-text-indent="false"/>
      <style:text-properties fo:font-size="12pt" style:text-underline-style="none" officeooo:rsid="0014af2e" officeooo:paragraph-rsid="0012da89" style:font-size-asian="12pt" style:font-size-complex="12pt"/>
    </style:style>
    <style:style style:name="P49" style:family="paragraph" style:parent-style-name="Standard">
      <style:paragraph-properties fo:margin-left="0cm" fo:margin-right="0cm" fo:text-align="justify" style:justify-single-word="false" fo:text-indent="0cm" style:auto-text-indent="false"/>
      <style:text-properties fo:font-size="12pt" style:text-underline-style="none" officeooo:rsid="0014af2e" officeooo:paragraph-rsid="001525a6" style:font-size-asian="12pt" style:font-size-complex="12pt"/>
    </style:style>
    <style:style style:name="P50" style:family="paragraph" style:parent-style-name="Standard">
      <style:paragraph-properties fo:margin-left="0cm" fo:margin-right="0cm" fo:text-align="justify" style:justify-single-word="false" fo:text-indent="0cm" style:auto-text-indent="false"/>
      <style:text-properties fo:font-size="12pt" style:text-underline-style="none" officeooo:rsid="001525a6" officeooo:paragraph-rsid="001525a6" style:font-size-asian="12pt" style:font-size-complex="12pt"/>
    </style:style>
    <style:style style:name="P51" style:family="paragraph" style:parent-style-name="Standard">
      <style:paragraph-properties fo:margin-left="0cm" fo:margin-right="0cm" fo:text-align="justify" style:justify-single-word="false" fo:text-indent="0cm" style:auto-text-indent="false"/>
      <style:text-properties officeooo:rsid="0009c897" officeooo:paragraph-rsid="0009c897"/>
    </style:style>
    <style:style style:name="P52" style:family="paragraph" style:parent-style-name="Standard">
      <style:paragraph-properties fo:margin-left="0cm" fo:margin-right="0cm" fo:text-indent="0cm" style:auto-text-indent="false"/>
      <style:text-properties officeooo:rsid="000b51d9" officeooo:paragraph-rsid="000b51d9"/>
    </style:style>
    <style:style style:name="P53" style:family="paragraph" style:parent-style-name="Table_20_Contents">
      <style:text-properties officeooo:rsid="000b51d9" officeooo:paragraph-rsid="000b51d9"/>
    </style:style>
    <style:style style:name="P54" style:family="paragraph" style:parent-style-name="Table_20_Contents">
      <style:text-properties officeooo:rsid="000ce865" officeooo:paragraph-rsid="000ce865"/>
    </style:style>
    <style:style style:name="P55" style:family="paragraph" style:parent-style-name="Standard">
      <style:paragraph-properties fo:margin-left="0cm" fo:margin-right="0cm" fo:text-align="justify" style:justify-single-word="false" fo:text-indent="0cm" style:auto-text-indent="false"/>
      <style:text-properties officeooo:rsid="000ce865" officeooo:paragraph-rsid="000ce865"/>
    </style:style>
    <style:style style:name="P56" style:family="paragraph" style:parent-style-name="Standard">
      <style:paragraph-properties fo:margin-left="0cm" fo:margin-right="0cm" fo:text-align="justify" style:justify-single-word="false" fo:text-indent="0cm" style:auto-text-indent="false"/>
      <style:text-properties officeooo:paragraph-rsid="0009c897"/>
    </style:style>
    <style:style style:name="P57" style:family="paragraph" style:parent-style-name="Table_20_Contents">
      <style:text-properties officeooo:rsid="00067d0e" officeooo:paragraph-rsid="00067d0e"/>
    </style:style>
    <style:style style:name="P58" style:family="paragraph" style:parent-style-name="Standard" style:list-style-name="L1">
      <style:paragraph-properties fo:text-align="justify" style:justify-single-word="false"/>
      <style:text-properties officeooo:paragraph-rsid="0009c897"/>
    </style:style>
    <style:style style:name="P59" style:family="paragraph" style:parent-style-name="Standard" style:list-style-name="L1">
      <style:paragraph-properties fo:margin-left="2.521cm" fo:margin-right="0cm" fo:text-align="justify" style:justify-single-word="false" fo:text-indent="-0.635cm" style:auto-text-indent="false"/>
      <style:text-properties officeooo:rsid="0009c897" officeooo:paragraph-rsid="0009c897"/>
    </style:style>
    <style:style style:name="P60" style:family="paragraph" style:parent-style-name="Standard" style:list-style-name="L1">
      <style:paragraph-properties fo:text-align="justify" style:justify-single-word="false"/>
      <style:text-properties officeooo:rsid="0009c897" officeooo:paragraph-rsid="0009c897"/>
    </style:style>
    <style:style style:name="P61" style:family="paragraph" style:parent-style-name="Standard" style:list-style-name="L1">
      <style:paragraph-properties fo:margin-left="2.521cm" fo:margin-right="0cm" fo:text-align="end" style:justify-single-word="false" fo:text-indent="-0.635cm" style:auto-text-indent="false"/>
      <style:text-properties fo:font-size="12pt" fo:font-style="italic" officeooo:rsid="0009c897" officeooo:paragraph-rsid="0009c897" style:font-size-asian="12pt" style:font-style-asian="italic" style:font-size-complex="12pt" style:font-style-complex="italic"/>
    </style:style>
    <style:style style:name="P62" style:family="paragraph" style:parent-style-name="Standard">
      <style:paragraph-properties fo:margin-left="0cm" fo:margin-right="0cm" fo:text-align="justify" style:justify-single-word="false" fo:text-indent="0cm" style:auto-text-indent="false"/>
      <style:text-properties fo:font-size="12pt" style:text-underline-style="none" officeooo:rsid="001e10d5" officeooo:paragraph-rsid="001e10d5" style:font-size-asian="12pt" style:font-size-complex="12pt"/>
    </style:style>
    <style:style style:name="P63" style:family="paragraph" style:parent-style-name="Standard">
      <style:paragraph-properties fo:margin-left="0cm" fo:margin-right="0cm" fo:text-align="justify" style:justify-single-word="false" fo:text-indent="0cm" style:auto-text-indent="false"/>
      <style:text-properties fo:font-size="12pt" style:text-underline-style="none" officeooo:rsid="0020a032" officeooo:paragraph-rsid="0020a032" style:font-size-asian="12pt" style:font-size-complex="12pt"/>
    </style:style>
    <style:style style:name="P64" style:family="paragraph" style:parent-style-name="Standard">
      <style:paragraph-properties fo:margin-left="0cm" fo:margin-right="0cm" fo:text-align="justify" style:justify-single-word="false" fo:text-indent="0cm" style:auto-text-indent="false" fo:break-before="page"/>
      <style:text-properties fo:font-size="12pt" style:text-underline-style="none" officeooo:rsid="0020a032" officeooo:paragraph-rsid="0020a032" style:font-size-asian="12pt" style:font-size-complex="12pt"/>
    </style:style>
    <style:style style:name="P65" style:family="paragraph" style:parent-style-name="Standard">
      <style:paragraph-properties fo:margin-left="1.251cm" fo:margin-right="0cm" fo:text-align="justify" style:justify-single-word="false" fo:text-indent="0cm" style:auto-text-indent="false"/>
      <style:text-properties fo:font-size="12pt" style:text-underline-style="none" officeooo:rsid="0020a032" officeooo:paragraph-rsid="0020a032" style:font-size-asian="12pt" style:font-size-complex="12pt"/>
    </style:style>
    <style:style style:name="P66" style:family="paragraph" style:parent-style-name="Standard">
      <style:paragraph-properties fo:margin-left="0cm" fo:margin-right="0cm" fo:text-align="justify" style:justify-single-word="false" fo:text-indent="0cm" style:auto-text-indent="false"/>
      <style:text-properties fo:font-size="12pt" style:text-underline-style="none" officeooo:rsid="002295d9" officeooo:paragraph-rsid="002295d9" style:font-size-asian="12pt" style:font-size-complex="12pt"/>
    </style:style>
    <style:style style:name="P67" style:family="paragraph" style:parent-style-name="Standard">
      <style:paragraph-properties fo:margin-left="0cm" fo:margin-right="0cm" fo:text-align="justify" style:justify-single-word="false" fo:text-indent="0cm" style:auto-text-indent="false"/>
      <style:text-properties fo:font-size="12pt" style:text-underline-style="none" officeooo:rsid="002464cf" officeooo:paragraph-rsid="002464cf" style:font-size-asian="12pt" style:font-size-complex="12pt"/>
    </style:style>
    <style:style style:name="P68" style:family="paragraph" style:parent-style-name="Standard">
      <style:paragraph-properties fo:margin-left="0cm" fo:margin-right="0cm" fo:text-align="justify" style:justify-single-word="false" fo:text-indent="0cm" style:auto-text-indent="false"/>
      <style:text-properties fo:font-size="12pt" style:text-underline-style="none" officeooo:rsid="002464cf" officeooo:paragraph-rsid="002565f8" style:font-size-asian="12pt" style:font-size-complex="12pt"/>
    </style:style>
    <style:style style:name="P69" style:family="paragraph" style:parent-style-name="Standard">
      <style:paragraph-properties fo:margin-left="0cm" fo:margin-right="0cm" fo:text-align="justify" style:justify-single-word="false" fo:text-indent="0cm" style:auto-text-indent="false" fo:break-before="page"/>
      <style:text-properties fo:font-size="12pt" style:text-underline-style="none" officeooo:rsid="002565f8" officeooo:paragraph-rsid="002565f8" style:font-size-asian="12pt" style:font-size-complex="12pt"/>
    </style:style>
    <style:style style:name="P70" style:family="paragraph" style:parent-style-name="Standard">
      <style:paragraph-properties fo:margin-left="0cm" fo:margin-right="0cm" fo:text-align="justify" style:justify-single-word="false" fo:text-indent="0cm" style:auto-text-indent="false"/>
      <style:text-properties fo:font-size="12pt" style:text-underline-style="none" fo:font-weight="bold" officeooo:rsid="002464cf" officeooo:paragraph-rsid="002464cf" style:font-size-asian="12pt" style:font-weight-asian="bold" style:font-size-complex="12pt" style:font-weight-complex="bold"/>
    </style:style>
    <style:style style:name="P71" style:family="paragraph" style:parent-style-name="Standard">
      <style:paragraph-properties fo:margin-left="0cm" fo:margin-right="0cm" fo:line-height="100%" fo:text-align="justify" style:justify-single-word="false" fo:text-indent="0cm" style:auto-text-indent="false"/>
      <style:text-properties fo:font-size="12pt" officeooo:rsid="00198327" officeooo:paragraph-rsid="002565f8" style:font-size-asian="12pt" style:font-size-complex="12pt"/>
    </style:style>
    <style:style style:name="P72" style:family="paragraph" style:parent-style-name="Standard">
      <style:paragraph-properties fo:margin-left="0cm" fo:margin-right="0cm" fo:line-height="100%" fo:text-align="justify" style:justify-single-word="false" fo:text-indent="0cm" style:auto-text-indent="false"/>
      <style:text-properties fo:font-size="12pt" fo:font-weight="normal" officeooo:rsid="00198327" officeooo:paragraph-rsid="002565f8" style:font-size-asian="12pt" style:font-weight-asian="normal" style:font-size-complex="12pt" style:font-weight-complex="normal"/>
    </style:style>
    <style:style style:name="P73" style:family="paragraph" style:parent-style-name="Standard">
      <style:paragraph-properties fo:margin-left="1.251cm" fo:margin-right="0cm" fo:line-height="100%" fo:text-align="justify" style:justify-single-word="false" fo:text-indent="0cm" style:auto-text-indent="false"/>
      <style:text-properties fo:font-size="12pt" fo:font-weight="normal" officeooo:rsid="00198327" officeooo:paragraph-rsid="002565f8" style:font-size-asian="12pt" style:font-weight-asian="normal" style:font-size-complex="12pt" style:font-weight-complex="normal"/>
    </style:style>
    <style:style style:name="P74" style:family="paragraph" style:parent-style-name="Standard">
      <style:paragraph-properties fo:margin-left="1.251cm" fo:margin-right="0cm" fo:line-height="100%" fo:text-align="justify" style:justify-single-word="false" fo:text-indent="0cm" style:auto-text-indent="false"/>
      <style:text-properties fo:font-size="12pt" fo:font-weight="normal" officeooo:rsid="00198327" officeooo:paragraph-rsid="002565f8" style:font-size-asian="12pt" style:font-weight-asian="normal" style:font-size-complex="12pt" style:font-weight-complex="normal"/>
    </style:style>
    <style:style style:name="P75" style:family="paragraph" style:parent-style-name="Standard">
      <style:paragraph-properties fo:margin-left="2.501cm" fo:margin-right="0cm" fo:line-height="100%" fo:text-align="justify" style:justify-single-word="false" fo:text-indent="0cm" style:auto-text-indent="false"/>
      <style:text-properties fo:font-size="12pt" fo:font-weight="normal" officeooo:rsid="00198327" officeooo:paragraph-rsid="002565f8" style:font-size-asian="12pt" style:font-weight-asian="normal" style:font-size-complex="12pt" style:font-weight-complex="normal"/>
    </style:style>
    <style:style style:name="P76" style:family="paragraph" style:parent-style-name="Standard">
      <style:paragraph-properties fo:margin-left="2.501cm" fo:margin-right="0cm" fo:line-height="100%" fo:text-align="justify" style:justify-single-word="false" fo:text-indent="0cm" style:auto-text-indent="false"/>
      <style:text-properties fo:font-size="12pt" fo:font-weight="normal" officeooo:rsid="00198327" officeooo:paragraph-rsid="002565f8" style:font-size-asian="12pt" style:font-weight-asian="normal" style:font-size-complex="12pt" style:font-weight-complex="normal"/>
    </style:style>
    <style:style style:name="P77" style:family="paragraph" style:parent-style-name="Standard" style:list-style-name="L2">
      <style:paragraph-properties fo:line-height="100%" fo:text-align="justify" style:justify-single-word="false"/>
      <style:text-properties fo:font-size="12pt" fo:font-weight="normal" officeooo:rsid="00198327" officeooo:paragraph-rsid="002565f8" style:font-size-asian="12pt" style:font-weight-asian="normal" style:font-size-complex="12pt" style:font-weight-complex="normal"/>
    </style:style>
    <style:style style:name="P78" style:family="paragraph" style:parent-style-name="Table_20_Contents">
      <style:paragraph-properties fo:text-align="justify" style:justify-single-word="false"/>
      <style:text-properties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fac75" style:font-style-asian="normal" style:font-style-complex="normal"/>
    </style:style>
    <style:style style:name="T3" style:family="text">
      <style:text-properties fo:font-style="normal" officeooo:rsid="0020a032" style:font-style-asian="normal" style:font-style-complex="normal"/>
    </style:style>
    <style:style style:name="T4" style:family="text">
      <style:text-properties fo:font-style="normal" officeooo:rsid="002464cf" style:font-style-asian="normal" style:font-style-complex="normal"/>
    </style:style>
    <style:style style:name="T5" style:family="text">
      <style:text-properties fo:font-style="normal" style:text-underline-style="none" officeooo:rsid="00178592" style:font-style-asian="normal" style:font-style-complex="normal"/>
    </style:style>
    <style:style style:name="T6" style:family="text">
      <style:text-properties fo:font-style="normal" fo:font-weight="bold" officeooo:rsid="0020a032"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0671e5" style:font-weight-asian="bold" style:font-weight-complex="bold"/>
    </style:style>
    <style:style style:name="T10" style:family="text">
      <style:text-properties fo:font-weight="bold" officeooo:rsid="00181534" style:font-weight-asian="bold" style:font-weight-complex="bold"/>
    </style:style>
    <style:style style:name="T11" style:family="text">
      <style:text-properties fo:font-weight="bold" officeooo:rsid="00127bbb" style:font-weight-asian="bold" style:font-weight-complex="bold"/>
    </style:style>
    <style:style style:name="T12" style:family="text">
      <style:text-properties fo:font-weight="bold" officeooo:rsid="002565f8" style:font-weight-asian="bold" style:font-weight-complex="bold"/>
    </style:style>
    <style:style style:name="T13" style:family="text">
      <style:text-properties officeooo:rsid="00056dbe"/>
    </style:style>
    <style:style style:name="T14" style:family="text">
      <style:text-properties officeooo:rsid="00067d0e"/>
    </style:style>
    <style:style style:name="T15" style:family="text">
      <style:text-properties officeooo:rsid="0007b718"/>
    </style:style>
    <style:style style:name="T16" style:family="text">
      <style:text-properties officeooo:rsid="00090561"/>
    </style:style>
    <style:style style:name="T17" style:family="text">
      <style:text-properties officeooo:rsid="000671e5"/>
    </style:style>
    <style:style style:name="T18" style:family="text">
      <style:text-properties officeooo:rsid="000c1ddf"/>
    </style:style>
    <style:style style:name="T19" style:family="text">
      <style:text-properties officeooo:rsid="001076d0"/>
    </style:style>
    <style:style style:name="T20" style:family="text">
      <style:text-properties fo:font-style="italic" style:font-style-asian="italic" style:font-style-complex="italic"/>
    </style:style>
    <style:style style:name="T21" style:family="text">
      <style:text-properties fo:font-style="italic" style:text-underline-style="none" officeooo:rsid="00178592" style:font-style-asian="italic" style:font-style-complex="italic"/>
    </style:style>
    <style:style style:name="T22" style:family="text">
      <style:text-properties fo:font-size="12pt" style:font-size-asian="12pt" style:font-size-complex="12pt"/>
    </style:style>
    <style:style style:name="T23" style:family="text">
      <style:text-properties fo:font-size="12pt" officeooo:rsid="0009c897" style:font-size-asian="12pt" style:font-size-complex="12pt"/>
    </style:style>
    <style:style style:name="T24" style:family="text">
      <style:text-properties fo:font-size="12pt" officeooo:rsid="000b51d9"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italic" officeooo:rsid="0009c897" style:font-size-asian="12pt" style:font-style-asian="italic" style:font-size-complex="12pt" style:font-style-complex="italic"/>
    </style:style>
    <style:style style:name="T27" style:family="text">
      <style:text-properties fo:font-size="12pt" fo:font-style="italic" officeooo:rsid="000b51d9" style:font-size-asian="12pt" style:font-style-asian="italic" style:font-size-complex="12pt" style:font-style-complex="italic"/>
    </style:style>
    <style:style style:name="T28" style:family="text">
      <style:text-properties fo:font-size="12pt" style:text-underline-style="solid" style:text-underline-width="auto" style:text-underline-color="font-color"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09c897" style:font-size-asian="12pt" style:font-weight-asian="bold" style:font-size-complex="12pt" style:font-weight-complex="bold"/>
    </style:style>
    <style:style style:name="T31" style:family="text">
      <style:text-properties officeooo:rsid="001032c4"/>
    </style:style>
    <style:style style:name="T32" style:family="text">
      <style:text-properties officeooo:rsid="00181534"/>
    </style:style>
    <style:style style:name="T33" style:family="text">
      <style:text-properties officeooo:rsid="00127bbb"/>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4af2e"/>
    </style:style>
    <style:style style:name="T36" style:family="text">
      <style:text-properties officeooo:rsid="0012da89"/>
    </style:style>
    <style:style style:name="T37" style:family="text">
      <style:text-properties officeooo:rsid="0014af2e"/>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style:text-underline-style="none" officeooo:rsid="0014af2e"/>
    </style:style>
    <style:style style:name="T41" style:family="text">
      <style:text-properties style:text-underline-style="none" fo:font-weight="bold" style:font-weight-asian="bold" style:font-weight-complex="bold"/>
    </style:style>
    <style:style style:name="T42" style:family="text">
      <style:text-properties style:text-underline-style="none" officeooo:rsid="00178592"/>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2565f8" style:font-weight-asian="normal" style:font-weight-complex="normal"/>
    </style:style>
    <style:style style:name="T45" style:family="text">
      <style:text-properties officeooo:rsid="002464cf"/>
    </style:style>
    <style:style style:name="T46" style:family="text">
      <style:text-properties officeooo:rsid="002565f8"/>
    </style:style>
    <style:style style:name="T47" style:family="text">
      <style:text-properties officeooo:rsid="001a1a7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aut-il craindre la technique ?</text:p>
      <text:p text:style-name="P2"/>
      <text:p text:style-name="P4">Introduction</text:p>
      <text:p text:style-name="P5">a. Définition des termes</text:p>
      <text:p text:style-name="P2"><text:tab/><text:tab/>1. La notion de <text:span text:style-name="T13">crainte</text:span></text:p>
      <text:p text:style-name="P2"/>
      <text:p text:style-name="P6">1. <text:span text:style-name="T14">Il n’est pas possible d’avoir peur des</text:span> choses suivantes. Pourquoi ?</text:p>
      <text:p text:style-name="P6"/>
      <table:table table:name="Tableau1" table:style-name="Tableau1">
        <table:table-column table:style-name="Tableau1.A"/>
        <table:table-column table:style-name="Tableau1.B"/>
        <table:table-row table:style-name="TableLine2391661476848">
          <table:table-cell table:style-name="Tableau1.A1" office:value-type="string">
            <text:p text:style-name="P7">a. <text:span text:style-name="T15">G</text:span><text:span text:style-name="T14">agner au loto</text:span></text:p>
            <text:p text:style-name="P57">b. <text:span text:style-name="T15">Ê</text:span>tre présent en classe en ce moment <text:span text:style-name="T15">même</text:span></text:p>
            <text:p text:style-name="P57">c. Ne pas avoir mon brevet</text:p>
          </table:table-cell>
          <table:table-cell table:style-name="Tableau1.A1" office:value-type="string">
            <text:p text:style-name="P7"><text:span text:style-name="T15">d. </text:span>Ne pas retomber au sol quand je saute</text:p>
            <text:p text:style-name="P9">e. Retomber au sol quand je saute</text:p>
            <text:p text:style-name="P7">e. Que le Soleil ne se lève pas demain<text:span text:style-name="T15"> </text:span></text:p>
          </table:table-cell>
        </table:table-row>
      </table:table>
      <text:p text:style-name="P6"/>
      <text:p text:style-name="P10">A partir de ces remarques, <text:span text:style-name="T16">définissez l’idée de</text:span> peur, en mettant en avant les caractéristiques que vous venez d’identifier.</text:p>
      <text:p text:style-name="P8"/>
      <table:table table:name="Tableau2" table:style-name="Tableau2">
        <table:table-column table:style-name="Tableau2.A"/>
        <table:table-row table:style-name="TableLine2391661476560">
          <table:table-cell table:style-name="Tableau2.A1" office:value-type="string">
            <text:p text:style-name="Table_20_Contents"/>
            <text:p text:style-name="Table_20_Contents"/>
            <text:p text:style-name="Table_20_Contents"/>
            <text:p text:style-name="Table_20_Contents"/>
          </table:table-cell>
        </table:table-row>
      </table:table>
      <text:p text:style-name="P8"/>
      <text:p text:style-name="P11">2. La notion de technique</text:p>
      <text:p text:style-name="P11"/>
      <text:p text:style-name="P21"><text:span text:style-name="T17">L</text:span><text:span text:style-name="T16">e mot</text:span><text:span text:style-name="T17"> « </text:span><text:span text:style-name="T9">technique »</text:span><text:span text:style-name="T17"> vient du grec τέχνη (« technè ») = « <text:s/>production », « fabrication matérielle »</text:span></text:p>
      <text:p text:style-name="P12"/>
      <text:p text:style-name="P13">Pour les <text:span text:style-name="T16">G</text:span>recs, il y a deux sortes de choses :</text:p>
      <text:p text:style-name="P22"><text:span text:style-name="T18">- celles qui sont nées grâce à la </text:span><text:span text:style-name="T19">nature<text:tab/></text:span></text:p>
      <text:p text:style-name="P14">- celles qui sont nées grâce à la technique</text:p>
      <text:p text:style-name="P22"/>
      <text:p text:style-name="P16">2. Pour les choses suivantes, dites si elles sont produites par la nature ou par la technique</text:p>
      <text:p text:style-name="P16"/>
      <text:p text:style-name="P39">Un stylo – un arbre – un homme – un ordinateur – un animal cloné – un arc-en-ciel – une bombe nucléaire – un pain</text:p>
      <text:p text:style-name="P16"/>
      <text:p text:style-name="P18">Par exemple, quelles sont les <text:span text:style-name="T20">techniques</text:span><text:span text:style-name="T1"> que le boulanger doit apprendre pour fabriquer du pain ?</text:span></text:p>
      <text:p text:style-name="P40"/>
      <table:table table:name="Tableau4" table:style-name="Tableau4">
        <table:table-column table:style-name="Tableau4.A"/>
        <table:table-row table:style-name="TableLine2391776256432">
          <table:table-cell table:style-name="Tableau4.A1" office:value-type="string">
            <text:p text:style-name="P24"/>
            <text:p text:style-name="P24"/>
            <text:p text:style-name="P24"/>
          </table:table-cell>
        </table:table-row>
      </table:table>
      <text:p text:style-name="P15"/>
      <text:p text:style-name="P16">Comparez la façon dont un arbre produit <text:span text:style-name="T20">naturellement </text:span><text:span text:style-name="T1">un autre arbre, et la façon dont un boulanger va produire un pain (par sa technique). Quelles sont les différences fondamentales ?</text:span></text:p>
      <text:p text:style-name="P41"/>
      <table:table table:name="Tableau3" table:style-name="Tableau3">
        <table:table-column table:style-name="Tableau3.A"/>
        <table:table-row table:style-name="TableLine2391776244912">
          <table:table-cell table:style-name="Tableau3.A1" office:value-type="string">
            <text:p text:style-name="P24"/>
            <text:p text:style-name="P24"/>
            <text:p text:style-name="P24"/>
            <text:p text:style-name="P24"/>
            <text:p text:style-name="P24"/>
          </table:table-cell>
        </table:table-row>
      </table:table>
      <text:p text:style-name="P17"/>
      <text:p text:style-name="P19">De façon générale, la notion de technique implique l’existence de règles qui permettent d’agir de façon efficace, des règles qui peuvent être transmises.</text:p>
      <text:p text:style-name="P20"/>
      <text:p text:style-name="P56"><text:span text:style-name="T23">Il y a en fait </text:span><text:span text:style-name="T30">deux sens principaux</text:span><text:span text:style-name="T23"> de ce concept :</text:span></text:p>
      <text:list xml:id="list902731294" text:style-name="L1">
        <text:list-item>
          <text:p text:style-name="P58"><text:span text:style-name="T26">Au sens large :</text:span><text:span text:style-name="T23"> on peut parler de technique dans toutes les activités humaines qu’on peut réaliser de manière plus ou moins efficace.</text:span></text:p>
          <text:p text:style-name="P59"><text:span text:style-name="T28">Ex :</text:span><text:span text:style-name="T22"> Donnez des exemples de techniques de nage</text:span></text:p>
        </text:list-item>
        <text:list-item>
          <text:p text:style-name="P60"><text:span text:style-name="T25">Au sens strict :</text:span><text:span text:style-name="T22"> la technique désigne </text:span><text:span text:style-name="T29">l’ensemble des procédés efficaces permettant de produire des objets utiles, ou ces objets eux-mêmes</text:span><text:span text:style-name="T22">.</text:span></text:p>
          <text:p text:style-name="P59"><text:span text:style-name="T28">Ex :</text:span><text:span text:style-name="T22"> la technique c’est la machine à vapeur, l’électricité, l’informatique, etc.</text:span></text:p>
          <text:p text:style-name="P61">C’est le sens impliqué par notre sujet !</text:p>
        </text:list-item>
      </text:list>
      <text:p text:style-name="P25"/>
      <text:p text:style-name="P26"/>
      <text:p text:style-name="P42">b. Problématique</text:p>
      <text:p text:style-name="P26"/>
      <text:p text:style-name="P51"><text:span text:style-name="T22">Au sens strict, la technique se définit par le fait de produire des objets </text:span><text:span text:style-name="T25">utiles</text:span><text:span text:style-name="T22">. Mais </text:span><text:span text:style-name="T24">que dit-on quand on dit qu’un objet est utile ?</text:span></text:p>
      <text:p text:style-name="P27"/>
      <table:table table:name="Tableau5" table:style-name="Tableau5">
        <table:table-column table:style-name="Tableau5.A"/>
        <table:table-row table:style-name="TableLine2391776255280">
          <table:table-cell table:style-name="Tableau5.A1" office:value-type="string">
            <text:p text:style-name="P53">Ce qui est utile, c’est...</text:p>
            <text:p text:style-name="Table_20_Contents"/>
            <text:p text:style-name="Table_20_Contents"/>
          </table:table-cell>
        </table:table-row>
      </table:table>
      <text:p text:style-name="P27"/>
      <text:p text:style-name="P52"><text:span text:style-name="T24">F</text:span><text:span text:style-name="T22">ormulez votre première réponse : est-il possible d’avoir </text:span><text:span text:style-name="T25">peur</text:span><text:span text:style-name="T22"> de quelque chose qui nous est utile ?</text:span></text:p>
      <table:table table:name="Tableau6" table:style-name="Tableau6">
        <table:table-column table:style-name="Tableau6.A"/>
        <table:table-row table:style-name="TableLine2391776255856">
          <table:table-cell table:style-name="Tableau6.A1" office:value-type="string">
            <text:p text:style-name="Table_20_Contents">A première vue...</text:p>
            <text:p text:style-name="Table_20_Contents"/>
            <text:p text:style-name="Table_20_Contents"/>
            <text:p text:style-name="Table_20_Contents"/>
            <text:p text:style-name="Table_20_Contents"/>
          </table:table-cell>
        </table:table-row>
      </table:table>
      <text:p text:style-name="P26"/>
      <text:p text:style-name="P51"><text:span text:style-name="T25">P</text:span><text:span text:style-name="T27">réparez</text:span><text:span text:style-name="T24"> votre seconde réponse. La bombe atomique est une invention technique. Quelle a été son utilité première ? Peut-on considérer que c’est effectivement une invention bénéfique pour l’humanité, et pourquoi ?</text:span></text:p>
      <table:table table:name="Tableau7" table:style-name="Tableau7">
        <table:table-column table:style-name="Tableau7.A"/>
        <table:table-row table:style-name="TableLine2391776244624">
          <table:table-cell table:style-name="Tableau7.A1" office:value-type="string">
            <text:p text:style-name="Table_20_Contents"/>
            <text:p text:style-name="Table_20_Contents"/>
            <text:p text:style-name="Table_20_Contents"/>
            <text:p text:style-name="Table_20_Contents"/>
            <text:p text:style-name="Table_20_Contents"/>
          </table:table-cell>
        </table:table-row>
      </table:table>
      <text:p text:style-name="P27"/>
      <text:p text:style-name="P55"><text:span text:style-name="T24">D</text:span><text:span text:style-name="T22">e façon générale, formulez votre seconde réponse en expliquant pourquoi des inventions techniques efficaces peuvent finalement se révéler dangereuses.</text:span></text:p>
      <table:table table:name="Tableau8" table:style-name="Tableau8">
        <table:table-column table:style-name="Tableau8.A"/>
        <table:table-row table:style-name="TableLine2391776249808">
          <table:table-cell table:style-name="Tableau8.A1" office:value-type="string">
            <text:p text:style-name="P54">Cependant...</text:p>
            <text:p text:style-name="Table_20_Contents"/>
            <text:p text:style-name="Table_20_Contents"/>
            <text:p text:style-name="Table_20_Contents"/>
            <text:p text:style-name="Table_20_Contents"/>
          </table:table-cell>
        </table:table-row>
      </table:table>
      <text:p text:style-name="P28"/>
      <text:p text:style-name="P45">I. C’est grâce à la technique que l’homme peut transformer le monde pour l’adapter à ses besoins</text:p>
      <text:p text:style-name="P29"/>
      <text:p text:style-name="P29">Par rapport aux autres animaux, l’homme a une particularité : il doit<text:span text:style-name="T8"> transformer par lui-même</text:span> son environnement pour pouvoir y vivre.</text:p>
      <text:p text:style-name="P29"/>
      <text:p text:style-name="P29">→ <text:span text:style-name="T31">document : Platon, le mythe de Protagoras</text:span></text:p>
      <text:p text:style-name="P29"/>
      <text:p text:style-name="P31">3. <text:span text:style-name="T8"><text:s/>(lignes </text:span><text:span text:style-name="T11">8</text:span><text:span text:style-name="T8"> à </text:span><text:span text:style-name="T11">20</text:span><text:span text:style-name="T8">) </text:span>Quelles sont les deux règles que tente de suivre Épiméthée quand celui-ci fait le partage des diverses qualités entre les animaux ?</text:p>
      <table:table table:name="Tableau9" table:style-name="Tableau9">
        <table:table-column table:style-name="Tableau9.A"/>
        <table:table-row table:style-name="TableLine2391776245200">
          <table:table-cell table:style-name="Tableau9.A1" office:value-type="string">
            <text:p text:style-name="P23"/>
            <text:p text:style-name="P23"/>
            <text:p text:style-name="P23"/>
            <text:p text:style-name="P23"/>
            <text:p text:style-name="P23"/>
          </table:table-cell>
        </table:table-row>
      </table:table>
      <text:p text:style-name="P30"/>
      <text:p text:style-name="P28">Selon ce mythe, le corps humain est-il naturellement supérieur au corps animal ?</text:p>
      <table:table table:name="Tableau10" table:style-name="Tableau10">
        <table:table-column table:style-name="Tableau10.A"/>
        <table:table-row table:style-name="TableLine2391776250384">
          <table:table-cell table:style-name="Tableau10.A1" office:value-type="string">
            <text:p text:style-name="P24"/>
            <text:p text:style-name="P24"/>
            <text:p text:style-name="P24"/>
            <text:p text:style-name="P24"/>
            <text:p text:style-name="P24"/>
          </table:table-cell>
        </table:table-row>
      </table:table>
      <text:p text:style-name="P32"/>
      <text:p text:style-name="P32"><text:span text:style-name="T8">(lignes 2</text:span><text:span text:style-name="T11">1</text:span><text:span text:style-name="T8"> à 40)</text:span> Ici, l’homme est-il un animal comme un autre ? <text:span text:style-name="T33">Toutes les espèces se distinguent par certains attributs corporels, est-ce aussi le cas de l’homme ?</text:span></text:p>
      <table:table table:name="Tableau11" table:style-name="Tableau11">
        <table:table-column table:style-name="Tableau11.A"/>
        <table:table-row table:style-name="TableLine2391776240304">
          <table:table-cell table:style-name="Tableau11.A1" office:value-type="string">
            <text:p text:style-name="P24"/>
            <text:p text:style-name="P24"/>
            <text:p text:style-name="P24"/>
            <text:p text:style-name="P24"/>
            <text:p text:style-name="P24"/>
            <text:p text:style-name="P24"/>
          </table:table-cell>
        </table:table-row>
      </table:table>
      <text:p text:style-name="P32"/>
      <text:p text:style-name="P32"/>
      <text:p text:style-name="P43">A retenir : </text:p>
      <text:p text:style-name="P33"/>
      <text:p text:style-name="P34">La particularité de l’homme, c’est qu’il n’est pas naturellement adapté à son environnement. Par la technique il doit s’y adapter, et adapter celui-ci à ses besoins.</text:p>
      <text:p text:style-name="P34"><text:tab/>→ cela implique des efforts, de la réflexion, du travail.</text:p>
      <text:p text:style-name="P34"/>
      <text:p text:style-name="P34">Pourtant, c’est à travers cet effort qu’il<text:span text:style-name="T8"> se développe</text:span>. L’animal fait toujours parfaitement ce qu’il fait, mais il ne peut jamais faire autrement : ses comportements sont beaucoup plus <text:span text:style-name="T8">rigides et mécaniques</text:span>. L’homme, lui, est un être fondamentalement imparfait, mais c’est paradoxalement cette imperfection qui fait sa grandeur, puisqu’elle lui permet d’avancer et de se transformer à l’infini.</text:p>
      <text:p text:style-name="P34"/>
      <text:p text:style-name="P35">→ La technique est ce qui permet à l’homme de se poser <text:span text:style-name="T8">« comme maître et possesseur de la nature »</text:span> (Descartes). <text:span text:style-name="T32">C’est l’expression du </text:span><text:span text:style-name="T10">pouvoir</text:span><text:span text:style-name="T32"> de l’homme.</text:span></text:p>
      <text:p text:style-name="P44">II) Cependant l<text:span text:style-name="T37">e développement</text:span><text:span text:style-name="T36"> technique </text:span><text:span text:style-name="T37">peut avoir des conséquences inattendues et nocives sur l’homme et le monde</text:span></text:p>
      <text:p text:style-name="P36"/>
      <text:p text:style-name="P37">A priori, la technique est <text:span text:style-name="T8">neutre</text:span><text:span text:style-name="T38">, au sens où elle n’est jamais bonne ou mauvaise en elle-même. Elle dépend toujours de l’utilisation qu’on en fait, et c’est cette utilisation qui est bonne ou mauvaise.</text:span></text:p>
      <text:p text:style-name="P46"/>
      <text:p text:style-name="P37"><text:span text:style-name="T38">Cependant, cette thèse d’une </text:span><text:span text:style-name="T8">neutralité de la technique</text:span><text:span text:style-name="T38"> est contestable : même en cas d’utilisation bien intentionnée, un dispositif technique peut avoir des conséquences nocives. C’est ce que décrit le concept d’« externalité négative ».</text:span></text:p>
      <text:p text:style-name="P46"/>
      <text:p text:style-name="P36"><text:span text:style-name="T35">Définition :</text:span><text:span text:style-name="T37"> u</text:span>ne <text:span text:style-name="T8">externalité négative</text:span> est un effet <text:span text:style-name="T38">indésirable</text:span>, mais produit par une activité <text:span text:style-name="T8">voulue</text:span>.</text:p>
      <text:p text:style-name="P47"/>
      <text:p text:style-name="P48">4. Donnez des exemples d’externalités négatives liées au développement de l’industrie automobile.</text:p>
      <table:table table:name="Tableau12" table:style-name="Tableau12">
        <table:table-column table:style-name="Tableau12.A"/>
        <table:table-row table:style-name="TableLine2391776239440">
          <table:table-cell table:style-name="Tableau12.A1" office:value-type="string">
            <text:p text:style-name="P23"/>
            <text:p text:style-name="P23"/>
            <text:p text:style-name="P23"/>
            <text:p text:style-name="P23"/>
            <text:p text:style-name="P23"/>
          </table:table-cell>
        </table:table-row>
      </table:table>
      <text:p text:style-name="P48"/>
      <text:p text:style-name="P38"><text:span text:style-name="T40">A</text:span><text:span text:style-name="T39">nalysez les externalités négatives listées ci-dessus. Comment pourrait-on résoudre les problèmes qu’elles posent ?</text:span></text:p>
      <table:table table:name="Tableau13" table:style-name="Tableau13">
        <table:table-column table:style-name="Tableau13.A"/>
        <table:table-row table:style-name="TableLine2391776245488">
          <table:table-cell table:style-name="Tableau13.A1" office:value-type="string">
            <text:p text:style-name="P23"/>
            <text:p text:style-name="P23"/>
            <text:p text:style-name="P23"/>
            <text:p text:style-name="P23"/>
            <text:p text:style-name="P23"/>
            <text:p text:style-name="P23"/>
            <text:p text:style-name="P23"/>
          </table:table-cell>
        </table:table-row>
      </table:table>
      <text:p text:style-name="P49"/>
      <text:p text:style-name="P38"><text:span text:style-name="T39">On pourrait imaginer que la technique pourrait elle-même permettre de réduire et d’anticiper ses propres externalités négatives. Mais il existe un cas dans lequel la situation est plus difficile : c’est celle de l’</text:span><text:span text:style-name="T41">organisation du travail humain</text:span><text:span text:style-name="T39">.</text:span></text:p>
      <text:p text:style-name="P50"/>
      <text:p text:style-name="P38"><text:span text:style-name="T39">En quel sens la technique transforme-t-elle le travail humain ? Comparez le travail d’un petit artisan de l’</text:span><text:span text:style-name="T42">A</text:span><text:span text:style-name="T39">ntiquité, et celui d’un ouvrier dans une grande usine moderne. Quelles sont les différences notables ? </text:span><text:span text:style-name="T42">Pensez à l’évolution des </text:span><text:span text:style-name="T21">outils</text:span><text:span text:style-name="T5">, et à l’évolution de l’organisation </text:span><text:span text:style-name="T21">sociale</text:span><text:span text:style-name="T5"> du travail.</text:span></text:p>
      <table:table table:name="Tableau14" table:style-name="Tableau14">
        <table:table-column table:style-name="Tableau14.A"/>
        <table:table-row table:style-name="TableLine2391776255568">
          <table:table-cell table:style-name="Tableau14.A1" office:value-type="string">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50"/>
      <text:p text:style-name="P64">5. Imaginez les situations suivantes :</text:p>
      <text:p text:style-name="P65">- un musicien qui fait ses gammes</text:p>
      <text:p text:style-name="P65">- un bricoleur amateur qui construit un meuble</text:p>
      <text:p text:style-name="P65">- quelqu’un qui écrit un roman pour lui-même, sur son temps libre</text:p>
      <text:p text:style-name="P63">E<text:span text:style-name="T45">n quel sens peut-on dire que ces individus ne travaillent pas ? En quel sens peut-on le dire ?</text:span></text:p>
      <table:table table:name="Tableau16" table:style-name="Tableau16">
        <table:table-column table:style-name="Tableau16.A"/>
        <table:table-row table:style-name="TableLine2391845070656">
          <table:table-cell table:style-name="Tableau16.A1" office:value-type="string">
            <text:p text:style-name="P23"/>
            <text:p text:style-name="P23"/>
            <text:p text:style-name="P23"/>
            <text:p text:style-name="P23"/>
          </table:table-cell>
        </table:table-row>
      </table:table>
      <text:p text:style-name="P63"/>
      <text:p text:style-name="P66">En vous appuyant sur les exemples ci-dessus, faut-il dire que le travail est-il toujours une forme d’esclavage ? En quoi peut-il être libérateur ?</text:p>
      <table:table table:name="Tableau17" table:style-name="Tableau17">
        <table:table-column table:style-name="Tableau17.A"/>
        <table:table-row table:style-name="TableLine2391845064608">
          <table:table-cell table:style-name="Tableau17.A1" office:value-type="string">
            <text:p text:style-name="P23"/>
            <text:p text:style-name="P23"/>
            <text:p text:style-name="P23"/>
            <text:p text:style-name="P23"/>
            <text:p text:style-name="P23"/>
          </table:table-cell>
        </table:table-row>
      </table:table>
      <text:p text:style-name="P66"/>
      <text:p text:style-name="P66"><text:tab/>→ On cherche maintenant à comprendre le concept <text:span text:style-name="T38">d’</text:span><text:span text:style-name="T8">aliénation</text:span> (Marx)</text:p>
      <text:p text:style-name="P66"/>
      <text:p text:style-name="P66"><text:span text:style-name="T34">Etymologie :</text:span> le mot « aliénation » vient du latin alienus (« qui appartient à un autre, étranger »), provenant lui-même de alius (« autre »).</text:p>
      <text:p text:style-name="P66">L’idée sur laquelle repose le concept d’aliénation est que <text:span text:style-name="T20">le travail devrait être libérateur, et en particulier il devrait être une occasion pour le travailleur de prendre conscience de lui-même et de ses pouvoirs d’agir</text:span>. L’aliénation décrit <text:span text:style-name="T8">l’échec</text:span> de cette exigence. <text:span text:style-name="T3">Ce concept s’oppose à l’idée de </text:span><text:span text:style-name="T6">liberté</text:span><text:span text:style-name="T3">.</text:span></text:p>
      <text:p text:style-name="P62"><text:span text:style-name="T1"/></text:p>
      <text:p text:style-name="P62"><text:span text:style-name="T1">→ Cf texte de Marx. </text:span><text:span text:style-name="T4">Marx décrit plusieurs situations dans lesquelles le travail fait perdre sa liberté au travailleur.</text:span></text:p>
      <text:p text:style-name="P62"><text:span text:style-name="T4"/></text:p>
      <text:p text:style-name="P67"><text:span text:style-name="T2">I</text:span><text:span text:style-name="T1">dentifiez la première raison (lignes 1 à 5). C’est l’argument le plus simple : pourquoi le travail de l’ouvrier s’approche-t-il d’une forme d’esclavage ?</text:span></text:p>
      <table:table table:name="Tableau15" table:style-name="Tableau15">
        <table:table-column table:style-name="Tableau15.A"/>
        <table:table-row table:style-name="TableLine2391845074112">
          <table:table-cell table:style-name="Tableau15.A1" office:value-type="string">
            <text:p text:style-name="P23"/>
            <text:p text:style-name="P23"/>
            <text:p text:style-name="P23"/>
            <text:p text:style-name="P23"/>
            <text:p text:style-name="P23"/>
            <text:p text:style-name="P23"/>
          </table:table-cell>
        </table:table-row>
      </table:table>
      <text:p text:style-name="P67"><text:span text:style-name="T1"/></text:p>
      <text:p text:style-name="P67"><text:span text:style-name="T1">Identifiez la seconde raison (lignes 5 à 12). Pour quelle raison l’ouvrier travaille-t-il ? Qu’est-ce qu’il espère retirer de son travail ? Qu’est-ce qui lui manque ?</text:span></text:p>
      <table:table table:name="Tableau18" table:style-name="Tableau18">
        <table:table-column table:style-name="Tableau18.A"/>
        <table:table-row table:style-name="TableLine2391845094560">
          <table:table-cell table:style-name="Tableau18.A1" office:value-type="string">
            <text:p text:style-name="P23"/>
            <text:p text:style-name="P23"/>
            <text:p text:style-name="P23"/>
            <text:p text:style-name="P23"/>
            <text:p text:style-name="P23"/>
            <text:p text:style-name="P23"/>
          </table:table-cell>
        </table:table-row>
      </table:table>
      <text:p text:style-name="P67"><text:span text:style-name="T7"/></text:p>
      <text:p text:style-name="P69"><text:span text:style-name="T1">Identifiez la troisième raison (lignes 12-19). Peut-on dire que le travail de l’ouvrier lui appartient vraiment ? Si non, à qui appartient-il, et pourquoi ?</text:span></text:p>
      <table:table table:name="Tableau19" table:style-name="Tableau19">
        <table:table-column table:style-name="Tableau19.A"/>
        <table:table-row table:style-name="TableLine2391845089952">
          <table:table-cell table:style-name="Tableau19.A1" office:value-type="string">
            <text:p text:style-name="P23"/>
            <text:p text:style-name="P23"/>
            <text:p text:style-name="P23"/>
            <text:p text:style-name="P23"/>
            <text:p text:style-name="P23"/>
          </table:table-cell>
        </table:table-row>
      </table:table>
      <text:p text:style-name="P68"><text:span text:style-name="T7"/></text:p>
      <text:p text:style-name="P67"><text:span text:style-name="T7">Attention :</text:span><text:span text:style-name="T1"> pour Marx, ce n’est pas le travail </text:span><text:span text:style-name="T20">en lui-même</text:span><text:span text:style-name="T1"> qui est aliéné. C’est simplement le travail tel qu’il existe dans sa forme capitaliste, dominée par la recherche du profit. Pour libérer le travail humain, la seule solution est de mettre fin au capitalisme lui-même.</text:span></text:p>
      <text:p text:style-name="P67"><text:span text:style-name="T1"/></text:p>
      <text:p text:style-name="P70"><text:span text:style-name="T1">III) La technique risque de transformer l’essence de l’homme lui-même</text:span></text:p>
      <text:p text:style-name="P67"><text:span text:style-name="T1"/></text:p>
      <text:p text:style-name="P72">Dans son livre <text:span text:style-name="T20">Le Principe Responsabilité</text:span>, Hans Jonas affirme que la technique moderne diffère radicalement de la technique de l’Antiquité. <text:span text:style-name="T47">Celle-ci</text:span> est artisanale : elle ne modifie pas le monde en profondeur. <text:span text:style-name="T47">M</text:span>enuisiers, forgerons, boulangers... <text:span text:style-name="T46">ce sont </text:span>des professions <text:span text:style-name="T8">manuelles</text:span>, caractérisées par un <text:span text:style-name="T8">savoir-faire</text:span>, <text:span text:style-name="T46">et leur</text:span> son efficacité reste très limitée, elle ne constitue donc <text:span text:style-name="T46">aucun</text:span> danger pour nous.</text:p>
      <text:p text:style-name="P72"/>
      <text:p text:style-name="P72">La technique moderne, au contraire, est incroyablement plus efficace, en raison de son couplage avec la <text:span text:style-name="T8">science moderne</text:span>. <text:span text:style-name="T47">La s</text:span>cience moderne :</text:p>
      <text:list xml:id="list4211678495" text:style-name="L2">
        <text:list-item>
          <text:p text:style-name="P77"><text:span text:style-name="T46">C</text:span>ommence à apparaître au XVIIe (Galilée, Descartes).</text:p>
        </text:list-item>
        <text:list-item>
          <text:p text:style-name="P77">Commence à révolutionner les techniques au XVIIIe s. (ex : machine à vapeur)</text:p>
        </text:list-item>
        <text:list-item>
          <text:p text:style-name="P77"><text:span text:style-name="T46">A</text:span>u XIXe siècle, elle atteint un niveau de spécialisation et de perfectionnement inédit.</text:p>
        </text:list-item>
      </text:list>
      <text:p text:style-name="P72"><text:tab/>=&gt; à partir du XIXe siècle : les grands inventeurs sont des ingénieurs !</text:p>
      <text:p text:style-name="P72"/>
      <text:p text:style-name="P72">Cette technique rationalisée qui s’appuie la science s’appelle la «<text:span text:style-name="T8"> technologie </text:span>» (de technè, la technique, et logos, la raison, <text:span text:style-name="T46">l’intelligence</text:span>). Pour Jonas, notre civilisation technologique fait peser sur nous deux dangers :</text:p>
      <text:p text:style-name="P73"><text:span text:style-name="T46">1.</text:span><text:span text:style-name="T8"> un danger extérieur</text:span> : c’est la façon dont la technique moderne menace notre environnement</text:p>
      <text:p text:style-name="P75">Exemple : réchauffement climatique, destruction de la biodiversité, fonte des glaciers… Risques nucléaires (bombes, centrales)…</text:p>
      <text:p text:style-name="P73"><text:span text:style-name="T46">2.</text:span> Cependant, pour Jonas le plus grand défi est la façon dont la technique moderne <text:span text:style-name="T8">modifie l’essence même de l’homme</text:span> :</text:p>
      <text:p text:style-name="P75">- la technique permet maintenant de <text:span text:style-name="T8">prolonger la vie humaine</text:span> d’une façon inédite. <text:span text:style-name="T46">Mais est-ce une si bonne nouvelle, individuellement et collectivement ?</text:span></text:p>
      <text:p text:style-name="P75">- la technique permet <text:span text:style-name="T8">un contrôle de plus en plus invasif du comportement </text:span>(par agents chimiques, ou par implantation d’électrodes). Est-il vraiment désirable que le pouvoir de la machine s’immisce si intimement dans notre vie ?</text:p>
      <text:p text:style-name="P75">- le perfectionnement des <text:span text:style-name="T8">techniques de manipulation génétique </text:span>nous permet de prendre en charge notre propre évolution. Mais est-ce une bonne chose de prendre nous-mêmes la place de la nature ? N’y a-t-il pas ici une démesure qui pourrait nous être fatale ?</text:p>
      <text:p text:style-name="P73"/>
      <text:p text:style-name="P71"><text:span text:style-name="T38">Jonas affirme que nous devons prendre conscience de ces dangers. Il faut jouer sur la peur pour forcer l’humanité à anticiper les conséquences néfastes de son évolu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09c897" officeooo:paragraph-rsid="0009c897"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Faut-il craindre la technique ? -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8T16:01:32.849000000</meta:creation-date>
    <dc:date>2022-11-22T21:59:15.513000000</dc:date>
    <meta:editing-duration>PT7H41M12S</meta:editing-duration>
    <meta:editing-cycles>9</meta:editing-cycles>
    <meta:generator>LibreOffice/7.3.1.3$Windows_X86_64 LibreOffice_project/a69ca51ded25f3eefd52d7bf9a5fad8c90b87951</meta:generator>
    <meta:document-statistic meta:table-count="19" meta:image-count="0" meta:object-count="0" meta:page-count="6" meta:paragraph-count="85" meta:word-count="1554" meta:character-count="9523" meta:non-whitespace-character-count="8045"/>
  </office:meta>
</office:document-meta>
</file>